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1cm" fo:min-width="1.4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1cm" fo:min-width="1.97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7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402cm"/>
    </style:style>
    <style:style style:name="gr13" style:family="graphic" style:parent-style-name="objectwithoutfill">
      <style:graphic-properties draw:marker-end="Symmetric_20_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4cm" fo:min-width="5.9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1cm" fo:min-width="1.0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normal" style:font-size-asian="12pt" style:font-size-complex="1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color="#ffffff" fo:font-size="13pt" fo:font-weight="bold" style:font-size-asian="13pt" style:font-size-complex="13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style:text-properties fo:color="#ffffff" fo:font-size="10pt" style:font-size-asian="10pt" style:font-size-complex="10pt"/>
    </style:style>
    <style:style style:name="T1" style:family="text">
      <style:text-properties fo:color="#ffffff" fo:font-size="12pt" fo:font-weight="normal" style:font-size-asian="12pt" style:font-size-complex="12pt"/>
    </style:style>
    <style:style style:name="T2" style:family="text">
      <style:text-properties fo:color="#ffffff" fo:font-size="13pt" fo:font-weight="bold" style:font-size-asian="13pt" style:font-size-complex="13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.27cm" svg:x="8.89cm" svg:y="9.5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7.62cm" svg:x="6.98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34cm" svg:height="7.62cm" svg:x="8.85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811cm" svg:height="2.603cm" svg:x="9.385cm" svg:y="2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12cm" svg:height="2.603cm" svg:x="9.384cm" svg:y="2.3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805cm" svg:height="6.287cm" svg:x="17.045cm" svg:y="2.222cm">
          <text:p/>
          <draw:enhanced-geometry svg:viewBox="0 0 21600 21600" draw:glue-points="0 0 0 21600 21600 10800" draw:text-areas="0 ?f9 7800 ?f10" draw:type="right-brace" draw:modifiers="1800 10947.709923664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4" draw:layer="layout" svg:width="6.408cm" svg:height="0.496cm" svg:x="10.386cm" svg:y="4.264cm">
          <text:p text:style-name="P3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409cm" svg:height="0.495cm" svg:x="10.386cm" svg:y="2.541cm">
          <text:p text:style-name="P3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409cm" svg:height="0.496cm" svg:x="10.386cm" svg:y="3.141cm">
          <text:p text:style-name="P3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2.077cm" svg:height="0.763cm" draw:transform="rotate (1.58388629618485) translate (9.537cm 4.612cm)">
          <draw:text-box>
            <text:p text:style-name="P5"><text:span text:style-name="T2">block 0</text:span></text:p>
          </draw:text-box>
        </draw:frame>
        <draw:custom-shape draw:style-name="gr1" draw:text-style-name="P2" draw:layer="layout" svg:width="7.811cm" svg:height="2.603cm" svg:x="9.386cm" svg:y="5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12cm" svg:height="2.603cm" svg:x="9.385cm" svg:y="5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6.408cm" svg:height="0.497cm" svg:x="10.387cm" svg:y="7.678cm">
          <text:p text:style-name="P3"><text:span text:style-name="T1">thread 25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408cm" svg:height="0.496cm" svg:x="10.387cm" svg:y="5.954cm">
          <text:p text:style-name="P3"><text:span text:style-name="T1">thread 0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408cm" svg:height="0.497cm" svg:x="10.387cm" svg:y="6.555cm">
          <text:p text:style-name="P3"><text:span text:style-name="T1">thread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0.9cm" svg:height="0.759cm" draw:transform="rotate (1.5707963267949) translate (13.02cm 7.789cm)">
          <draw:text-box>
            <text:p><text:span text:style-name="T3">...</text:span></text:p>
          </draw:text-box>
        </draw:frame>
        <draw:frame draw:style-name="gr8" draw:text-style-name="P6" draw:layer="layout" svg:width="2.585cm" svg:height="0.763cm" draw:transform="rotate (1.58493349373605) translate (9.538cm 8.344cm)">
          <draw:text-box>
            <text:p text:style-name="P5"><text:span text:style-name="T2">block 127</text:span></text:p>
          </draw:text-box>
        </draw:frame>
        <draw:custom-shape draw:style-name="gr9" draw:text-style-name="P3" draw:layer="layout" svg:width="3.205cm" svg:height="0.889cm" svg:x="18.031cm" svg:y="2.94cm">
          <text:p text:style-name="P3"><text:span text:style-name="T4">movement 0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0.889cm" svg:x="18.031cm" svg:y="3.829cm">
          <text:p text:style-name="P3"><text:span text:style-name="T4">movement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6cm" svg:height="0.889cm" svg:x="18.03cm" svg:y="7.25cm">
          <text:p text:style-name="P3"><text:span text:style-name="T4">movement 127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6cm" svg:height="0.889cm" svg:x="18.03cm" svg:y="6.375cm">
          <text:p text:style-name="P3"><text:span text:style-name="T4">movement 126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0.891cm" svg:x="18.031cm" svg:y="4.718cm">
          <text:p text:style-name="P3"><text:span text:style-name="T4">movement 2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282cm" svg:height="0.843cm" draw:transform="rotate (-1.58947134979124) translate (19.964cm 5.51cm)">
          <draw:text-box>
            <text:p><text:span text:style-name="T3">…</text:span></text:p>
          </draw:text-box>
        </draw:frame>
        <draw:frame draw:style-name="gr11" draw:text-style-name="P8" draw:layer="layout" svg:width="4.422cm" svg:height="0.806cm" draw:transform="rotate (1.5707963267949) translate (6.877cm 7.254cm)">
          <draw:text-box>
            <text:p text:style-name="P1"><text:span text:style-name="T5">Initialize schedule</text:span></text:p>
          </draw:text-box>
        </draw:frame>
        <draw:frame draw:style-name="gr12" draw:text-style-name="P8" draw:layer="layout" svg:width="4.572cm" svg:height="1.016cm" svg:x="14.055cm" svg:y="9.693cm">
          <draw:text-box>
            <text:p text:style-name="P1"><text:span text:style-name="T5">Apply movements</text:span></text:p>
          </draw:text-box>
        </draw:frame>
        <draw:frame draw:style-name="gr7" draw:text-style-name="P7" draw:layer="layout" svg:width="0.9cm" svg:height="0.759cm" draw:transform="rotate (1.5707963267949) translate (13.021cm 5.735cm)">
          <draw:text-box>
            <text:p><text:span text:style-name="T3">...</text:span></text:p>
          </draw:text-box>
        </draw:frame>
        <draw:frame draw:style-name="gr7" draw:text-style-name="P7" draw:layer="layout" svg:width="0.9cm" svg:height="0.759cm" draw:transform="rotate (1.5707963267949) translate (13.021cm 4.363cm)">
          <draw:text-box>
            <text:p><text:span text:style-name="T3">...</text:span></text:p>
          </draw:text-box>
        </draw:frame>
        <draw:line draw:style-name="gr13" draw:text-style-name="P1" draw:layer="layout" svg:x1="7.683cm" svg:y1="5.108cm" svg:x2="8.222cm" svg:y2="5.126cm">
          <text:p/>
        </draw:line>
        <draw:line draw:style-name="gr13" draw:text-style-name="P1" draw:layer="layout" svg:x1="12.954cm" svg:y1="9.525cm" svg:x2="12.954cm" svg:y2="8.89cm">
          <text:p/>
        </draw:line>
        <draw:line draw:style-name="gr13" draw:text-style-name="P1" draw:layer="layout" svg:x1="19.558cm" svg:y1="8.89cm" svg:x2="19.558cm" svg:y2="9.525cm">
          <text:p/>
        </draw:line>
        <draw:frame draw:style-name="gr14" draw:text-style-name="P8" draw:layer="layout" svg:width="6.481cm" svg:height="0.914cm" svg:x="12.413cm" svg:y="1.251cm">
          <draw:text-box>
            <text:p text:style-name="P1"><text:span text:style-name="T5">search for movements</text:span></text:p>
          </draw:text-box>
        </draw:frame>
        <draw:custom-shape draw:style-name="gr3" draw:text-style-name="P1" draw:layer="layout" svg:width="0.568cm" svg:height="7.62cm" svg:x="8.268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62cm" svg:height="7.62cm" svg:x="6.413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6cm" svg:height="1.27cm" svg:x="8.281cm" svg:y="9.52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243cm" svg:height="0.645cm" draw:transform="rotate (1.5707963267949) translate (8.308cm 10.768cm)">
          <draw:text-box>
            <text:p text:style-name="P9">CPU</text:p>
          </draw:text-box>
        </draw:frame>
        <draw:frame draw:style-name="gr15" draw:text-style-name="P9" draw:layer="layout" svg:width="1.516cm" svg:height="0.821cm" draw:transform="rotate (1.5707963267949) translate (8.268cm 5.747cm)">
          <draw:text-box>
            <text:p text:style-name="P9"><text:span text:style-name="T6">GPU</text:span></text:p>
          </draw:text-box>
        </draw:frame>
        <draw:frame draw:style-name="gr16" draw:text-style-name="P9" draw:layer="layout" svg:width="1.464cm" svg:height="0.645cm" draw:transform="rotate (1.5707963267949) translate (6.375cm 5.774cm)">
          <draw:text-box>
            <text:p text:style-name="P9"><text:span text:style-name="T6">CP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  <style:style style:name="Mgr2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25.199cm" svg:height="1.187cm" svg:x="1.4cm" svg:y="0.837cm">
        <draw:text-box>
          <text:p/>
        </draw:text-box>
      </draw:frame>
      <draw:frame draw:style-name="Mgr1" draw:layer="backgroundobjects" svg:width="24.639cm" svg:height="1.187cm" svg:x="1.4cm" svg:y="4.914cm">
        <draw:text-box>
          <text:p/>
        </draw:text-box>
      </draw:frame>
      <draw:frame draw:style-name="Mgr2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2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2" draw:text-style-name="MP5" draw:layer="backgroundobjects" svg:width="6.523cm" svg:height="1.448cm" svg:x="20.076cm" svg:y="19.131cm">
        <draw:text-box>
          <text:p text:style-name="MP4"><text:span text:style-name="MT1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tiago Iturriaga</meta:initial-creator>
    <meta:creation-date>2012-05-15T01:21:50</meta:creation-date>
    <dc:date>2012-05-19T16:54:16</dc:date>
    <dc:creator>Santiago Iturriaga</dc:creator>
    <meta:editing-duration>PT24M42S</meta:editing-duration>
    <meta:editing-cycles>9</meta:editing-cycles>
    <meta:generator>LibreOffice/3.5$Linux_X86_64 LibreOffice_project/350m1$Build-2</meta:generator>
    <meta:document-statistic meta:object-count="42"/>
  </office:meta>
</office:document-meta>
</file>